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2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center" fo:text-indent="0cm" style:text-autospace="none">
        <style:tab-stops>
          <style:tab-stop style:position="0.813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0.813cm"/>
        </style:tab-stops>
      </style:paragraph-properties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28pt" fo:text-shadow="none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3" style:family="text">
      <style:text-properties fo:color="#000000" style:font-name="Segoe UI Semibold" fo:font-size="20pt" fo:text-shadow="none" style:text-underline-style="none" fo:font-weight="normal" style:font-name-asian="Segoe UI1" style:font-size-asian="20pt" style:font-weight-asian="normal" style:font-name-complex="Segoe UI1" style:font-size-complex="20pt" style:font-weight-complex="normal"/>
    </style:style>
    <style:style style:name="T4" style:family="text">
      <style:text-properties fo:color="#000000" style:font-name="Segoe UI Semibold1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cc0000" style:font-name="Arial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000000" style:font-name="Segoe UI Semibold1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7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8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9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10" style:family="text">
      <style:text-properties fo:color="#000000" style:font-name="Segoe UI" fo:font-size="26pt" fo:text-shadow="none" fo:font-weight="bold" style:font-name-asian="Segoe UI1" style:font-size-asian="26pt" style:font-weight-asian="bold" style:font-name-complex="Segoe UI1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638cm" svg:height="7.572cm" svg:x="1.778cm" svg:y="1.153cm">
          <draw:text-box>
            <text:p text:style-name="P1"><text:span text:style-name="T1">Offertory</text:span><text:span text:style-name="T2"> </text:span><text:span text:style-name="T3">(LSB p.159)</text:span></text:p>
            <text:p text:style-name="P1"><text:span text:style-name="T4">C: </text:span><text:span text:style-name="T5">♫</text:span><text:span text:style-name="T6"> </text:span><text:span text:style-name="T7">What shall I render to the Lord</text:span></text:p>
            <text:p text:style-name="P1"><text:span text:style-name="T7">for all His benefits to me?</text:span></text:p>
            <text:p text:style-name="P2"><text:span text:style-name="T7">I will offer the sacrifice of thanksgiving</text:span></text:p>
            <text:p text:style-name="P2"><text:span text:style-name="T7">and will call on the name of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4.638cm" svg:height="6.263cm" svg:x="1.778cm" svg:y="1.016cm">
          <draw:text-box>
            <text:p text:style-name="P5"><text:span text:style-name="T5">♫</text:span><text:span text:style-name="T8"> </text:span><text:span text:style-name="T7">I will take the cup of salvation</text:span></text:p>
            <text:p text:style-name="P5"><text:span text:style-name="T7">and will call on the name of the Lord.</text:span></text:p>
            <text:p text:style-name="P2"><text:span text:style-name="T7">I will pay my vows to the Lord now</text:span></text:p>
            <text:p text:style-name="P2"><text:span text:style-name="T7">in the presence of all His peopl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8" draw:layer="layout" svg:width="24.638cm" svg:height="4.477cm" svg:x="1.778cm" svg:y="1.016cm">
          <draw:text-box>
            <text:p text:style-name="P2"><text:span text:style-name="T5">♫</text:span><text:span text:style-name="T9"> </text:span><text:span text:style-name="T7">in the courts of the Lord's house,</text:span></text:p>
            <text:p text:style-name="P2"><text:span text:style-name="T7">in the midst of you, O Jerusalem.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20:06:35.940000000</meta:creation-date>
    <dc:date>2018-04-25T12:51:45.116000000</dc:date>
    <meta:editing-duration>PT31M59S</meta:editing-duration>
    <meta:editing-cycles>8</meta:editing-cycles>
    <meta:generator>LibreOffice/6.0.1.1$Windows_X86_64 LibreOffice_project/60bfb1526849283ce2491346ed2aa51c465abfe6</meta:generator>
    <meta:document-statistic meta:object-count="30"/>
  </office:meta>
</office:document-meta>
</file>